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LIBI" svg:font-family="ALIBI" style:font-pitch="variable" style:font-charset="x-symbol"/>
    <style:font-face style:name="OpenSymbol" svg:font-family="OpenSymbol"/>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423cm" fo:margin-bottom="0.212cm"/>
      <style:text-properties style:font-name="Arial" fo:font-size="12pt" style:font-size-asian="12pt" style:font-size-complex="12pt"/>
    </style:style>
    <style:style style:name="P2" style:family="paragraph" style:parent-style-name="Text_20_body">
      <style:text-properties style:font-name="Arial"/>
    </style:style>
    <style:style style:name="P3" style:family="paragraph" style:parent-style-name="Text_20_body" style:list-style-name="L4"/>
    <style:style style:name="P4" style:family="paragraph" style:parent-style-name="Text_20_body">
      <style:paragraph-properties fo:margin-top="0.423cm" fo:margin-bottom="0.212cm"/>
      <style:text-properties style:font-name="Arial" fo:font-size="12pt" style:font-size-asian="12pt" style:font-size-complex="12pt"/>
    </style:style>
    <style:style style:name="P5" style:family="paragraph" style:parent-style-name="Text_20_body" style:list-style-name="L3">
      <style:paragraph-properties fo:margin-top="0.423cm" fo:margin-bottom="0.212cm"/>
      <style:text-properties style:font-name="Arial" fo:font-size="12pt" style:font-size-asian="12pt" style:font-size-complex="12pt"/>
    </style:style>
    <style:style style:name="P6" style:family="paragraph" style:parent-style-name="Text_20_body">
      <style:paragraph-properties fo:margin-top="0.423cm" fo:margin-bottom="0.212cm">
        <style:tab-stops>
          <style:tab-stop style:position="6.218cm"/>
        </style:tab-stops>
      </style:paragraph-properties>
      <style:text-properties style:font-name="Arial" fo:font-size="12pt" style:font-size-asian="12pt" style:font-size-complex="12pt"/>
    </style:style>
    <style:style style:name="P7" style:family="paragraph" style:parent-style-name="Text_20_body">
      <style:paragraph-properties fo:margin-top="0.423cm" fo:margin-bottom="0.212cm"/>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margin-top="0.423cm" fo:margin-bottom="0.212cm">
        <style:tab-stops>
          <style:tab-stop style:position="6.218cm"/>
        </style:tab-stops>
      </style:paragraph-properties>
      <style:text-properties style:font-name="Arial" fo:font-size="12pt" fo:font-weight="bold" style:font-size-asian="12pt" style:font-weight-asian="bold" style:font-size-complex="12pt" style:font-weight-complex="bold"/>
    </style:style>
    <style:style style:name="P9" style:family="paragraph" style:parent-style-name="Text_20_body" style:list-style-name="L5">
      <style:paragraph-properties fo:margin-top="0.423cm" fo:margin-bottom="0.212cm"/>
      <style:text-properties style:font-name="Arial"/>
    </style:style>
    <style:style style:name="P10" style:family="paragraph" style:parent-style-name="Title">
      <style:text-properties style:font-name="Arial"/>
    </style:style>
    <style:style style:name="P11" style:family="paragraph" style:parent-style-name="Footer">
      <style:text-properties fo:color="#808080" style:font-name="Arial" fo:font-size="10pt" style:font-size-asian="10pt" style:font-size-complex="10pt"/>
    </style:style>
    <style:style style:name="P12" style:family="paragraph" style:parent-style-name="Subtitle">
      <style:text-properties style:font-name="Arial"/>
    </style:style>
    <style:style style:name="P13" style:family="paragraph" style:parent-style-name="Header">
      <style:text-properties fo:color="#808080" style:font-name="Arial" fo:font-size="10pt" style:font-size-asian="10pt" style:font-size-complex="10pt"/>
    </style:style>
    <style:style style:name="P14" style:family="paragraph" style:parent-style-name="Heading_20_1" style:list-style-name="L1">
      <style:text-properties style:font-name="Arial" fo:font-size="16pt" style:font-size-asian="16pt" style:font-size-complex="16pt"/>
    </style:style>
    <style:style style:name="P15" style:family="paragraph" style:parent-style-name="Heading_20_1">
      <style:paragraph-properties fo:break-before="page"/>
      <style:text-properties style:font-name="Arial" fo:font-size="16pt" style:font-size-asian="16pt" style:font-size-complex="16pt"/>
    </style:style>
    <style:style style:name="P16" style:family="paragraph" style:parent-style-name="Heading_20_1">
      <style:paragraph-properties fo:margin-top="0.423cm" fo:margin-bottom="0.212cm" fo:break-before="page" fo:keep-with-next="always"/>
      <style:text-properties style:font-name="Arial" fo:font-size="16pt" style:font-size-asian="16pt" style:font-size-complex="16pt"/>
    </style:style>
    <style:style style:name="P17" style:family="paragraph" style:parent-style-name="Heading_20_1" style:list-style-name="L1">
      <style:paragraph-properties fo:margin-top="0.423cm" fo:margin-bottom="0.212cm" fo:keep-with-next="always"/>
      <style:text-properties style:font-name="Arial" fo:font-size="16pt" style:font-size-asian="16pt" style:font-size-complex="16pt"/>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16pt" style:font-size-asian="16pt" style:font-size-complex="16pt"/>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font-size-asian="12pt"/>
    </style:style>
    <style:style style:name="T6" style:family="text">
      <style:text-properties style:font-size-complex="12pt"/>
    </style:style>
    <style:style style:name="T7" style:family="text">
      <style:text-properties style:use-window-font-color="true" style:text-outline="false" style:text-line-through-style="none" style:text-position="0% 100%" style:font-name="Tahoma" fo:font-size="10pt" fo:letter-spacing="normal" fo:language="nl" fo:country="NL"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text:id="ct165422208">
          <text:insertion>
            <office:change-info>
              <dc:creator>Peter Willems</dc:creator>
              <dc:date>2009-04-02T11:19:00</dc:date>
            </office:change-info>
          </text:insertion>
        </text:changed-region>
        <text:changed-region text:id="ct167164632">
          <text:insertion>
            <office:change-info>
              <dc:creator>Peter Willems</dc:creator>
              <dc:date>2009-04-02T11:20:00</dc:date>
            </office:change-info>
          </text:insertion>
        </text:changed-region>
        <text:changed-region text:id="ct167192104">
          <text:insertion>
            <office:change-info>
              <dc:creator>Peter Willems</dc:creator>
              <dc:date>2009-04-02T09:39:00</dc:date>
            </office:change-info>
          </text:insertion>
        </text:changed-region>
        <text:changed-region text:id="ct163416552">
          <text:insertion>
            <office:change-info>
              <dc:creator>Peter Willems</dc:creator>
              <dc:date>2009-04-02T09:37:00</dc:date>
            </office:change-info>
          </text:insertion>
        </text:changed-region>
        <text:changed-region text:id="ct163603696">
          <text:deletion>
            <office:change-info>
              <dc:creator>Peter Willems</dc:creator>
              <dc:date>2009-04-02T09:38:00</dc:date>
            </office:change-info>
            <text:p text:style-name="P1">Bonsma</text:p>
          </text:deletion>
        </text:changed-region>
        <text:changed-region text:id="ct166641488">
          <text:insertion>
            <office:change-info>
              <dc:creator>Peter Willems</dc:creator>
              <dc:date>2009-04-02T09:38:00</dc:date>
            </office:change-info>
          </text:insertion>
        </text:changed-region>
        <text:changed-region text:id="ct166960536">
          <text:insertion>
            <office:change-info>
              <dc:creator>Peter Willems</dc:creator>
              <dc:date>2009-04-02T09:40:00</dc:date>
            </office:change-info>
          </text:insertion>
        </text:changed-region>
        <text:changed-region text:id="ct165863128">
          <text:deletion>
            <office:change-info>
              <dc:creator>Peter Willems</dc:creator>
              <dc:date>2009-04-02T09:41:00</dc:date>
            </office:change-info>
            <text:p text:style-name="P1">het</text:p>
          </text:deletion>
        </text:changed-region>
        <text:changed-region text:id="ct165862840">
          <text:insertion>
            <office:change-info>
              <dc:creator>Peter Willems</dc:creator>
              <dc:date>2009-04-02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Notitie beoordelingscriteria VISI certificering</text:title></text:p>
      <text:p text:style-name="P12">Michon Maas en Peter Willems</text:p>
      <text:list xml:id="list28612476" text:style-name="L1">
        <text:list-item>
          <text:h text:style-name="P14" text:outline-level="1">Inleiding</text:h>
        </text:list-item>
      </text:list>
      <text:p text:style-name="P2">Na de vaststelling van de VISI Systematiek 1.2 en de daarop volgende implementatie­ontwikkelingen bij de leveranciers van VISI compatibele softwaresystemen komt ook de certificeringsprocedure naderbij die uiteindelijk moet leiden tot het officieel toekennen van het VISI Keurmerk.</text:p>
      <text:p text:style-name="P2">De bestaande procedure is gepubliceerd op de VISI-website<text:note text:id="ftn0" text:note-class="footnote"><text:note-citation>1</text:note-citation><text:note-body><text:p text:style-name="Footnote"><text:a xlink:type="simple" xlink:href="http://www.crow.nl/visi/_t21_p38_m7_i4963.htm">http://www.crow.nl/visi/_t21_p38_m7_i4963.htm</text:a></text:p></text:note-body></text:note> en hier als bijlage toegevoegd.</text:p>
      <text:list xml:id="list31343570" text:continue-numbering="true" text:style-name="L1">
        <text:list-item>
          <text:h text:style-name="P17" text:outline-level="1">Beoordelingscriteria</text:h>
        </text:list-item>
      </text:list>
      <text:p text:style-name="P2">In een discussie die tijdens de compatibiteitstesten op 17 maart j.l. plaatsvond zijn een aantal zaken betreffende de beoordelingscriteria besproken:</text:p>
      <text:list xml:id="list30465431" text:style-name="L4">
        <text:list-item>
          <text:p text:style-name="P3"><text:span text:style-name="T1">Vastgesteld is dat met de mogelijkheid tot het koppelen van transacties (work-flow), die nu in de systematiek 1.2 is toegevoegd, er in principe geen beletsels zijn om uiterst complexe raamwerken te ontwikkelen.</text:span></text:p>
        </text:list-item>
        <text:list-item>
          <text:p text:style-name="P3"><text:span text:style-name="T1">De testprocedure zal zich moeten richten op de wijze waarop nu VISI-raamwerken worden gebruikt en zich niet verliezen in het bedenken van allerlei theoretisch mogelijke raamwerken die geen praktische betekenis hebben.</text:span></text:p>
        </text:list-item>
        <text:list-item>
          <text:p text:style-name="P3"><text:span text:style-name="T1">De ontwikkeling van een on-line raamwerk-tester</text:span><text:span text:style-name="T1"><text:note text:id="ftn1" text:note-class="footnote"><text:note-citation>2</text:note-citation><text:note-body><text:p text:style-name="Footnote">Off topic: ook een on-line promotor zou een interessante service aan VISI gebruikers zijn.</text:p></text:note-body></text:note></text:span><text:span text:style-name="T1"> zou ontwikkelaars van raam­werken behulpzaam kunnen zijn bij het vermijden van al te complexe raamwerken die mogelijk niet door de sofwaresystemen (met of zonder keurmerk) correct verwerkt kunnen worden.</text:span></text:p>
        </text:list-item>
        <text:list-item>
          <text:p text:style-name="P3"><text:span text:style-name="T1">Bij het testen van raamwerkeditors is eigenlijk alleen het resultaat in de vorm van een XML bestand van belang niet de wijze waarop dat resultaat tot stand komt. Het beoordelen van de userinterface kan daarom achterwege blijven.</text:span></text:p>
        </text:list-item>
      </text:list>
      <text:p text:style-name="Text_20_body"><text:span text:style-name="T1">Op de VISI-wiki is een notitie van Peter Bonsma opgenomen waarin een lijst met test­criteria wordt opgesomd. Het zou goed zijn als de leden van het Technisch Comité deze lijst van commentaar voorzien, criteria aanscherpen/afzwakken, omissies aanvullen, etc.</text:span></text:p>
      <text:list xml:id="list31340268" text:continue-list="list31343570" text:style-name="L1">
        <text:list-item>
          <text:h text:style-name="P17" text:outline-level="1">Procedure</text:h>
        </text:list-item>
      </text:list>
      <text:list xml:id="list31210168" text:style-name="L5">
        <text:list-item>
          <text:p text:style-name="P9"><text:span text:style-name="T4">In de huidige procedure</text:span> is sprake van één test plus rapportage. Gezien de complexiteit van de nieuwe systematiek is het misschien beter de test te splitsen in een eerste test waarbij naar verwachting nog wat fouten worden ontdekt. Vervolgens de leverancier de gelegenheid geven deze fouten te verhelpen om daarna een tweede test te doen waarvan uiteindelijk verslag wordt gedaan. <text:line-break/><text:soft-page-break/>De noodzakelijke inspanning kan waarschijnlijk hetzelfde blijven:<text:line-break/>eerste test plus kort (mondeling) verslag van de geconstateerde fouten (4 uur)<text:line-break/>tweede test, met niet precies dezelfde onderdelen als de eerste test (4 uur)<text:line-break/>Schriftelijke rapportage in de vorm van Testverklaring (4 uur)<text:line-break/>Totaal 12 uur.</text:p>
        </text:list-item>
        <text:list-item>
          <text:p text:style-name="P9">In de eerder genoemde discussie werd ook voorgesteld de testen te beperken tot twee perioden per jaar. <office:annotation><dc:creator>Peter Willems</dc:creator><dc:date>2009-04-02T11:22:47.17</dc:date><text:p text:style-name="P18"><text:span text:style-name="T7">Ik kan eigenlijk niet meer reproduceren waarom dat is voorgesteld.</text:span></text:p></office:annotation></text:p>
        </text:list-item>
      </text:list>
      <text:h text:style-name="P15" text:outline-level="1">Bijlage: VISI-keurmerk (Tekst VISI-website)<text:note text:id="ftn2" text:note-class="footnote"><text:note-citation>3</text:note-citation><text:note-body><text:p text:style-name="Footnote"><text:change-start text:change-id="ct165422208"/>Met een paar kleine <text:change-end text:change-id="ct165422208"/><text:change-start text:change-id="ct167164632"/>veelal taalkundige aanpassingen.<text:change-end text:change-id="ct167164632"/></text:p></text:note-body></text:note></text:h>
      <text:h text:style-name="Heading_20_2" text:outline-level="2">Doel</text:h>
      <text:p text:style-name="P1">Het VISI-keurmerk is ontwikkeld om te bevorderen dat in softwareproducten de VISI-systematiek en VISI-implementatierichtlijnen op een correcte manier geïmplementeerd worden. </text:p>
      <text:h text:style-name="Heading_20_2" text:outline-level="2">Scope</text:h>
      <text:list xml:id="list29451098" text:style-name="L3">
        <text:list-item>
          <text:p text:style-name="P5">Het VISI-keurmerk wordt verstrekt door de VISI-beheerorganisatie (CROW) op grond van een positief verlopen keuring <text:change-start text:change-id="ct167192104"/>die <text:change-end text:change-id="ct167192104"/>door een onafhankelijk instituut is uitgevoerd.</text:p>
        </text:list-item>
        <text:list-item>
          <text:p text:style-name="P5">Het VISI-keurmerk heeft betrekking op een softwareproduct.</text:p>
        </text:list-item>
        <text:list-item>
          <text:p text:style-name="P5">Het VISI-keurmerk is geen garantie. Het VISI-keurmerk is een bevestiging dat een keuring is uitgevoerd en dat die positief is verlopen.</text:p>
        </text:list-item>
        <text:list-item>
          <text:p text:style-name="P5">Op geen enkele wijze kunnen rechten ontleend worden aan het feit dat een VISI-keurmerk is toegekend.</text:p>
        </text:list-item>
        <text:list-item>
          <text:p text:style-name="P5">De softwareleverancier is en blijft verantwoordelijk voor het functioneren van een softwareproduct.</text:p>
        </text:list-item>
        <text:list-item>
          <text:p text:style-name="P5">Een VISI-keurmerk kan toegekend worden aan softwareproducten die VISI-communicatie ondersteunen. Daarnaast kan een VISI-keurmerk ook toegekend worden aan ondersteunende softwareproducten, zoals VISI Raamwerk Editors.</text:p>
        </text:list-item>
      </text:list>
      <text:h text:style-name="Heading_20_2" text:outline-level="2">De procedure</text:h>
      <text:p text:style-name="P1">Een softwareleverancier vraagt een keuring aan bij TNO (TNO Bouw<text:change-start text:change-id="ct163416552"/> en Ondergrond<text:change-end text:change-id="ct163416552"/>, de heer P. <text:change text:change-id="ct163603696"/><text:change-start text:change-id="ct166641488"/>Willems<text:change-end text:change-id="ct166641488"/>) voor een bepaald softwareproduct.</text:p>
      <text:p text:style-name="P1">De keuring bestaat uit 2 stappen. Ten eerste één dag testen bij de softwareleverancier in huis met, voor de softwareleverancier, onbekende testbestanden. Hierbij wordt gekeken of alle punten van VISI-compatibiliteit goed worden ondersteund. Vervolgens als tweede stap, wordt een halve dag besteed aan het opstellen van <text:change-start text:change-id="ct166960536"/>een <text:change-end text:change-id="ct166960536"/>document ‘Testverklaring’ waarin de bevindingen van de test en de fouten van de software beschreven worden en <text:change text:change-id="ct165863128"/><text:change-start text:change-id="ct165862840"/>de<text:change-end text:change-id="ct165862840"/> communicatie over het oplossen van de laatste fouten en/of aantekeningen van wat nog niet werkt of wat de beperkingen zijn.</text:p>
      <text:p text:style-name="P1"><text:soft-page-break/>Door TNO wordt de softwareleverancier op de hoogte gesteld van de uitslag van de test.</text:p>
      <text:p text:style-name="P1">Na toestemming van de softwareleverancier wordt door TNO de VISI-beheerorganisatie (CROW) op de hoogte gesteld van de uitslag van de test.</text:p>
      <text:p text:style-name="P1">De softwareleverancier vraagt bij de VISI-beheerorganisatie (CROW) een VISI-keurmerk aan voor een bepaald softwareproduct. De softwareleverancier moet daarbij toestemming geven om de Testverklaring van TNO te publiceren.</text:p>
      <text:p text:style-name="P1">De VISI-beheerorganisatie (CROW) controleert of TNO een positief advies heeft afge­geven voor het desbetreffende softwareproduct. Indien dit het geval is zal door de VISI-beheerorganisatie (CROW) op de VISI-website gepubliceerd worden dat het desbetref­fende softwareproduct door TNO getest is en dat de test positief doorlopen is. Ook de Testverklaring van TNO wordt gepubliceerd. Aan de publicatie wordt toegevoegd dat de VISI-beheerorganisatie (CROW) op geen enkele wijze verantwoordelijk gesteld kan worden voor eventuele fouten of onjuistheden in de gepubliceerde gegevens.</text:p>
      <text:p text:style-name="P1">De kosten van de keuring worden door de softwareleverancier met TNO afgerekend. Door TNO worden de benodigde inspanningen geschat op 12 uur. Uitgangspunt hierbij is dat de softwareleverancier zijn huiswerk goed gedaan heeft en het aantal fouten beperkt is. Zitten er meer fouten in de software, dan wordt de inspanning groter.</text:p>
      <text:h text:style-name="Heading_20_2" text:outline-level="2">Conformance eisen</text:h>
      <text:p text:style-name="P1">Door middel van de test door TNO wordt nagegaan of een softwareproduct zich gedraagt in overeenstemming met de voorschriften van de VISI-systematiek en de VISI-implemen­tatierichtlijnen. Deze voorschriften worden de conformance eisen genoemd.</text:p>
      <text:p text:style-name="P1">De ambitie van de conformance eisen is als volgt: een softwareproduct dat VISI-communi­catie ondersteunt en voldoet aan de conformance eisen is in staat om, op basis van een willekeurig aangeboden VISI-raamwerk, berichten te genereren voor, en berichten te inter­preteren van, elk ander softwareproduct dat VISI-communicatie ondersteunt en voldoet aan de conformance eisen.</text:p>
      <text:p text:style-name="P1">Uitgangspunt voor de conformance eisen zijn de VISI-systematiek en VISI-implementatie­richtlijnen zoals van toepassing zijn op het moment van de uitvoering van de test. Eén en ander blijkt uit de gegevens die gepubliceerd worden door middel van de VISI-website.</text:p>
      <text:p text:style-name="P1">Nadere gegevens over de test en eventuele testbestanden zijn aan te vragen bij TNO.</text:p>
      <text:p text:style-name="P1"/>
      <text:h text:style-name="P16" text:outline-level="1">Bijlage: Voorbeeld Testverklaring</text:h>
      <text:p text:style-name="P7">TESTVERKLARING tbv VISI-Keurmerk</text:p>
      <text:p text:style-name="P1">Hierbij verklaart TNO dat het softwareproduct xxxx versie xxx met positief resultaat een test heeft doorlopen ten aanzien van de VISI-compatibiliteit. De volgende referenties zijn hierbij van belang:</text:p>
      <text:p text:style-name="P8">Gegevens Softwareproduct</text:p>
      <text:p text:style-name="P6">Naam softwareproduct:<text:tab/>xxxxxxxxxxxxxxxxx</text:p>
      <text:p text:style-name="P6">Versie softwareproduct:<text:tab/><text:tab/>xxxxxxxxxxxxxxxxx</text:p>
      <text:p text:style-name="P6">Ontwikkelaar softwareproduct:<text:tab/>xxxxxxxxxxxxxxxxx</text:p>
      <text:p text:style-name="P8">Gegevens test</text:p>
      <text:p text:style-name="P6">Periode van de test:<text:tab/>Van datum xxxx <text:s/>tot datum xxxx</text:p>
      <text:p text:style-name="P6">Aard van de test:<text:tab/>Ondersteuning VISI-communicatie op <text:tab/><text:tab/><text:tab/><text:tab/><text:tab/>basis van VISI-raamwerken</text:p>
      <text:p text:style-name="P6">Test uitgangspunten:<text:tab/>VISI systematiek 1.2</text:p>
      <text:p text:style-name="P6"><text:tab/>Implementatierichtlijnen:<text:line-break/><text:tab/><text:tab/><text:tab/>Communicatie op basis van SOAP v1.1<text:line-break/><text:tab/><text:tab/><text:tab/>Blokkeren van gegevenselementen v0.3<text:line-break/><text:tab/><text:tab/><text:tab/>Koppelen van raamwerken v1.0</text:p>
      <text:p text:style-name="P6">Bevindingen:<text:tab/>Product voldoet aan de gestelde eisen<text:line-break/><text:tab/><text:tab/><text:tab/>Attachements tot 20 MB worden correct <text:tab/><text:tab/><text:tab/><text:tab/>afgehandeld; <text:line-break/><text:tab/><text:tab/><text:tab/>grotere attachements worden niet correct <text:line-break/><text:tab/><text:tab/><text:tab/>afgehandeld</text:p>
      <text:p text:style-name="P8">Ondertekening</text:p>
      <text:p text:style-name="P6">Naam vertegenwoordiger TNO:</text:p>
      <text:p text:style-name="P6">Datum ondertekening:<text:line-break/><text:line-break/>Handtekening vertegenwoordiger TNO:<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IBI" svg:font-family="ALIBI" style:font-pitch="variable" style:font-charset="x-symbol"/>
    <style:font-face style:name="OpenSymbol" svg:font-family="OpenSymbol"/>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 fo:font-size="16pt" style:font-size-asian="16pt"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10pt" style:font-size-asian="10pt" style:font-size-complex="10pt"/>
    </style:style>
    <style:style style:name="MP2" style:family="paragraph" style:parent-style-name="Footer">
      <style:text-properties fo:color="#808080"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Normering en beoordelingscriteria certificering<text:tab/><text:tab/><text:page-number text:select-page="current">5</text:page-number></text:p>
      </style:header>
      <style:footer>
        <text:p text:style-name="MP2"><text:date style:data-style-name="N37" text:date-value="2009-04-02T11:23:33.71">02-04-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Willems</meta:initial-creator>
    <meta:creation-date>2009-04-02T08:44:16</meta:creation-date>
    <meta:editing-cycles>13</meta:editing-cycles>
    <meta:editing-duration>PT02H39M24S</meta:editing-duration>
    <dc:title>Notitie beoordelingscriteria VISI certificering</dc:title>
    <dc:date>2009-04-02T11:23:33.61</dc:date>
    <dc:creator>Peter Willems</dc:creator>
    <meta:generator>OpenOffice.org/3.0$Win32 OpenOffice.org_project/300m15$Build-9379</meta:generator>
    <meta:document-statistic meta:table-count="0" meta:image-count="0" meta:object-count="0" meta:page-count="5" meta:paragraph-count="61" meta:word-count="1106" meta:character-count="7911"/>
    <meta:user-defined meta:name="Info 1"/>
    <meta:user-defined meta:name="Info 2"/>
    <meta:user-defined meta:name="Info 3"/>
    <meta:user-defined meta:name="Info 4"/>
  </office:meta>
</office:document-meta>
</file>